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169780" officeooo:paragraph-rsid="00169780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paragraph-rsid="00185f33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20d4e2" officeooo:paragraph-rsid="00185f33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officeooo:paragraph-rsid="00189417"/>
    </style:style>
    <style:style style:name="P5" style:family="paragraph" style:parent-style-name="Standard">
      <style:paragraph-properties fo:text-align="start" style:justify-single-word="false"/>
      <style:text-properties officeooo:paragraph-rsid="001a4a76"/>
    </style:style>
    <style:style style:name="P6" style:family="paragraph" style:parent-style-name="Standard">
      <style:paragraph-properties fo:text-align="start" style:justify-single-word="false"/>
      <style:text-properties officeooo:paragraph-rsid="001b1131"/>
    </style:style>
    <style:style style:name="P7" style:family="paragraph" style:parent-style-name="Standard">
      <style:paragraph-properties fo:text-align="start" style:justify-single-word="false"/>
      <style:text-properties officeooo:paragraph-rsid="001fb0ec"/>
    </style:style>
    <style:style style:name="P8" style:family="paragraph" style:parent-style-name="Standard">
      <style:paragraph-properties fo:text-align="start" style:justify-single-word="false"/>
      <style:text-properties fo:font-size="12pt" officeooo:rsid="00169780" officeooo:paragraph-rsid="00169780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69780" officeooo:paragraph-rsid="00185f33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paragraph-rsid="00189417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85f33" officeooo:paragraph-rsid="00185f33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8863a" officeooo:paragraph-rsid="00189417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18863a" officeooo:paragraph-rsid="0018863a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189417" officeooo:paragraph-rsid="00189417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1b1131" officeooo:paragraph-rsid="001b1131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1c5b3a" officeooo:paragraph-rsid="001b1131" style:font-size-asian="12pt" style:font-size-complex="12pt"/>
    </style:style>
    <style:style style:name="T1" style:family="text">
      <style:text-properties fo:language="pl" fo:country="PL"/>
    </style:style>
    <style:style style:name="T2" style:family="text">
      <style:text-properties officeooo:rsid="0018863a"/>
    </style:style>
    <style:style style:name="T3" style:family="text">
      <style:text-properties officeooo:rsid="001a4a76"/>
    </style:style>
    <style:style style:name="T4" style:family="text">
      <style:text-properties officeooo:rsid="001b1131"/>
    </style:style>
    <style:style style:name="T5" style:family="text">
      <style:text-properties fo:font-size="12pt" officeooo:rsid="001b1131" style:font-size-asian="12pt" style:font-size-complex="12pt"/>
    </style:style>
    <style:style style:name="T6" style:family="text">
      <style:text-properties fo:font-size="12pt" officeooo:rsid="001a4a76" style:font-size-asian="12pt" style:font-size-complex="12pt"/>
    </style:style>
    <style:style style:name="T7" style:family="text">
      <style:text-properties fo:font-size="12pt" officeooo:rsid="001c5b3a" style:font-size-asian="12pt" style:font-size-complex="12pt"/>
    </style:style>
    <style:style style:name="T8" style:family="text">
      <style:text-properties fo:font-size="12pt" officeooo:rsid="0018863a" style:font-size-asian="12pt" style:font-size-complex="12pt"/>
    </style:style>
    <style:style style:name="T9" style:family="text">
      <style:text-properties fo:font-size="12pt" officeooo:rsid="001f25b4" style:font-size-asian="12pt" style:font-size-complex="12pt"/>
    </style:style>
    <style:style style:name="T10" style:family="text">
      <style:text-properties fo:font-size="12pt" officeooo:rsid="001fb0ec" style:font-size-asian="12pt" style:font-size-complex="12pt"/>
    </style:style>
    <style:style style:name="T11" style:family="text">
      <style:text-properties fo:font-size="12pt" officeooo:rsid="002032a5" style:font-size-asian="12pt" style:font-size-complex="12pt"/>
    </style:style>
    <style:style style:name="T12" style:family="text">
      <style:text-properties fo:font-size="12pt" officeooo:rsid="00237c63" style:font-size-asian="12pt" style:font-size-complex="12pt"/>
    </style:style>
    <style:style style:name="T13" style:family="text">
      <style:text-properties officeooo:rsid="001e6f79"/>
    </style:style>
    <style:style style:name="T14" style:family="text">
      <style:text-properties officeooo:rsid="001f25b4"/>
    </style:style>
    <style:style style:name="T15" style:family="text">
      <style:text-properties officeooo:rsid="001fb0ec"/>
    </style:style>
    <style:style style:name="T16" style:family="text">
      <style:text-properties officeooo:rsid="002032a5"/>
    </style:style>
    <style:style style:name="T17" style:family="text">
      <style:text-properties officeooo:rsid="00237c6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Cel ćwiczenia:</text:p>
      <text:p text:style-name="P8">Celem ćwiczenia było przedstawienie działania <text:span text:style-name="T1">algorytmu</text:span> genetycznego na przykładzie wysz<text:span text:style-name="T14">u</text:span>kiwania wartości maksymalnej funkcji kwadratowej:</text:p>
      <text:p text:style-name="P9"><text:s/>f(x) = 2 (x^2+ 1) <text:s/>dla przedziału [0, 127]. </text:p>
      <text:p text:style-name="P2"/>
      <text:p text:style-name="P2"/>
      <text:p text:style-name="P3">Ćwiczenie:</text:p>
      <text:p text:style-name="P9">Do celu ćwiczenia został utworzony Chromosom, którego wartość zapisana jest przy pomocy 7 bitów, co ułatwia zaimplementowanie jego krzyżowania oraz mutowania.</text:p>
      <text:p text:style-name="P11">Jako dodatkowe pola chromosomu zostały dodane, wartość dziesiętna, warto<text:span text:style-name="T2">ść</text:span> funkcji adaptacji oraz szansa na przet<text:span text:style-name="T13">r</text:span>wanie. </text:p>
      <text:p text:style-name="P11"/>
      <text:p text:style-name="P4"><text:span text:style-name="T8">Pierwszym krokiem programu jest utworzenie populacji początkowej skład</text:span><text:span text:style-name="T9">a</text:span><text:span text:style-name="T8">j</text:span><text:span text:style-name="T9">ą</text:span><text:span text:style-name="T8">cej si</text:span><text:span text:style-name="T9">ę</text:span><text:span text:style-name="T8"> z losowych chromoso</text:span><text:span text:style-name="T9">mó</text:span><text:span text:style-name="T8">w w zdefiniowanej ilości oraz policzenie wartości z nimi zwi</text:span><text:span text:style-name="T10">ą</text:span><text:span text:style-name="T8">zanymi, takimi jak warto</text:span><text:span text:style-name="T9">ść</text:span><text:span text:style-name="T8"> funkcji adaptacji lub szansa na przetrwanie. N</text:span><text:span text:style-name="T9">astępnie</text:span><text:span text:style-name="T8"> program wchodzi w swoją gł</text:span><text:span text:style-name="T10">ó</text:span><text:span text:style-name="T8">wn</text:span><text:span text:style-name="T10">ą</text:span><text:span text:style-name="T8"> p</text:span><text:span text:style-name="T9">ę</text:span><text:span text:style-name="T8">ntl</text:span><text:span text:style-name="T10">ę</text:span><text:span text:style-name="T8">, w kt</text:span><text:span text:style-name="T9">ó</text:span><text:span text:style-name="T8">rej selekcjonuj</text:span><text:span text:style-name="T9">ę</text:span><text:span text:style-name="T8"> najlepiej przystosowan</text:span><text:span text:style-name="T12">e</text:span><text:span text:style-name="T8"> osobnik</text:span><text:span text:style-name="T12">i</text:span><text:span text:style-name="T8">, <text:s/>dobiera j</text:span><text:span text:style-name="T12">e</text:span><text:span text:style-name="T8"> w pary, krzy</text:span><text:span text:style-name="T9">ż</text:span><text:span text:style-name="T8">uje oraz mutuj</text:span><text:span text:style-name="T9">ę</text:span><text:span text:style-name="T8"> losowe bity. </text:span></text:p>
      <text:p text:style-name="P12"/>
      <text:p text:style-name="P14">Selekcj<text:span text:style-name="T15">o</text:span>nowanie: </text:p>
      <text:p text:style-name="P14">następuj<text:span text:style-name="T15">e</text:span> poprzez <text:span text:style-name="T3">wylosowanie chromosomu posiadającego swój przedział procentowy w wylosowanej liczbie. (Ruletka)</text:span></text:p>
      <text:p text:style-name="P14"/>
      <text:p text:style-name="P14">Dobieranie w pary:</text:p>
      <text:p text:style-name="P5"><text:span text:style-name="T9">losowość </text:span><text:span text:style-name="T6">j</text:span><text:span text:style-name="T5">est zaimplementowan</text:span><text:span text:style-name="T10">a</text:span><text:span text:style-name="T6"> poprzez wymiesz</text:span><text:span text:style-name="T10">a</text:span><text:span text:style-name="T6">ni</text:span><text:span text:style-name="T10">e</text:span><text:span text:style-name="T6"> kolekcji </text:span><text:span text:style-name="T12">z chromosomami</text:span><text:span text:style-name="T6">.</text:span></text:p>
      <text:p text:style-name="P10"/>
      <text:p text:style-name="P14">Krzyżowanie: </text:p>
      <text:p text:style-name="P14">przebiega poprzez podział rodziców w losowo wybranym punkcie zwanym lokusem oraz poprzez późniejsze zamienienie i sklejenie ich ponownie w naprzemiennej kolejności.</text:p>
      <text:p text:style-name="P13"/>
      <text:p text:style-name="P14">Mutowanie:</text:p>
      <text:p text:style-name="P15">polega na wybraniu losowego bitu <text:span text:style-name="T14">i</text:span> zmianie jego warto<text:span text:style-name="T14">ś</text:span>ci na odwrotn<text:span text:style-name="T14">ą.</text:span></text:p>
      <text:p text:style-name="P13"/>
      <text:p text:style-name="P13"><text:span text:style-name="T4">Tak otrzymane </text:span>chromosomy <text:span text:style-name="T4">potomne </text:span><text:s/>są pó<text:span text:style-name="T16">ź</text:span>niej dodawane do gł<text:span text:style-name="T16">ó</text:span>wnej populacji i selekcjonowane w kolejnych iteracjach. </text:p>
      <text:p text:style-name="P13"/>
      <text:p text:style-name="P15">Wnioski:</text:p>
      <text:p text:style-name="P6"><text:span text:style-name="T5">1. Głównym atutem tego algorytmu jest jego duża niezawodność oraz jego progresywny charakter w otrzymywaniu coraz bardziej zbli</text:span><text:span text:style-name="T10">ż</text:span><text:span text:style-name="T5">onego wyniku do n</text:span><text:span text:style-name="T10">ajlepszego</text:span><text:span text:style-name="T5"> rozwi</text:span><text:span text:style-name="T10">ą</text:span><text:span text:style-name="T5">zania. Metoda ta jest odporna na znajdowanie </text:span><text:span text:style-name="T7">l</text:span><text:span text:style-name="T10">okalnych</text:span><text:span text:style-name="T7"> m</text:span><text:span text:style-name="T10">inimów i maximów</text:span><text:span text:style-name="T5">.</text:span></text:p>
      <text:p text:style-name="P6"><text:span text:style-name="T5">2. Jest to algorytm o du</text:span><text:span text:style-name="T11">ż</text:span><text:span text:style-name="T5">ej złożoności obliczeniowej.</text:span></text:p>
      <text:p text:style-name="P7"><text:span text:style-name="T5">3. D</text:span><text:span text:style-name="T10">użym</text:span><text:span text:style-name="T5"> problemem przy stosowaniu t</text:span><text:span text:style-name="T10">ego</text:span><text:span text:style-name="T5"> rozwi</text:span><text:span text:style-name="T10">ą</text:span><text:span text:style-name="T5">zania jest wyznaczenie warunku końcowego, który cz</text:span><text:span text:style-name="T11">ę</text:span><text:span text:style-name="T5">sto może być nieokreślony, </text:span><text:span text:style-name="T7">jak </text:span><text:span text:style-name="T10">i</text:span><text:span text:style-name="T7"> r</text:span><text:span text:style-name="T10">ó</text:span><text:span text:style-name="T7">wnież czas otrzymania </text:span><text:span text:style-name="T11">optymalnego wyniku </text:span><text:span text:style-name="T7">w zwi</text:span><text:span text:style-name="T10">ą</text:span><text:span text:style-name="T7">zku z </text:span><text:span text:style-name="T10">uzależnieniem <text:s/>tej techniki od </text:span><text:span text:style-name="T7">prawdopodobie</text:span><text:span text:style-name="T10">ń</text:span><text:span text:style-name="T7">stwa.</text:span></text:p>
      <text:p text:style-name="P1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19-09-17T21:35:34.130538593</meta:creation-date>
    <dc:date>2019-09-18T04:24:35.552059325</dc:date>
    <meta:editing-duration>PT42M13S</meta:editing-duration>
    <meta:editing-cycles>7</meta:editing-cycles>
    <meta:generator>LibreOffice/6.3.1.2$Linux_X86_64 LibreOffice_project/b79626edf0065ac373bd1df5c28bd630b4424273</meta:generator>
    <meta:document-statistic meta:table-count="0" meta:image-count="0" meta:object-count="0" meta:page-count="1" meta:paragraph-count="20" meta:word-count="259" meta:character-count="2006" meta:non-whitespace-character-count="1756"/>
  </office:meta>
</office:document-meta>
</file>